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7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.815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text-position=""/>
    </style:style>
    <style:style style:name="ce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start" fo:margin-left="0c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2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="0.06pt solid #000000"/>
      <style:text-properties style:text-position=""/>
    </style:style>
    <style:style style:name="ce25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37" style:family="table-cell" style:parent-style-name="Default">
      <style:table-cell-properties fo:background-color="#00ccff" style:text-align-source="fix" style:repeat-content="false" fo:border="0.06pt solid #000000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Vinay Kumar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Activity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 calcext:value-type="string">
            <text:p>27/07/2018</text:p>
          </table:table-cell>
          <table:table-cell table:style-name="ce4" office:value-type="string" calcext:value-type="string">
            <text:p>1. ARM Design philosophy.</text:p>
            <text:p>2. Differences between RISC and CISC.</text:p>
            <text:p>3. Differences between van-neuman and Harvard architecture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30/07/2018</text:p>
          </table:table-cell>
          <table:table-cell table:style-name="ce4" office:value-type="string" calcext:value-type="string">
            <text:p>1. ARM registers, modes.</text:p>
            <text:p>2. Pipelining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31/07/2018</text:p>
          </table:table-cell>
          <table:table-cell table:style-name="ce4" office:value-type="string" calcext:value-type="string">
            <text:p>1. ARM core extensions.</text:p>
            <text:p>2. ARM architecture revisions.</text:p>
            <text:p>3. ARM Instruction set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01/08/2018</text:p>
          </table:table-cell>
          <table:table-cell table:style-name="ce4" office:value-type="string" calcext:value-type="string">
            <text:p>1. Cross compilation for ARM.</text:p>
            <text:p>2. GNU ARM tool chain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2/07/2018</text:p>
          </table:table-cell>
          <table:table-cell table:style-name="ce4" office:value-type="string" calcext:value-type="string">
            <text:p>1. Disk activity led is set to the scroll lock led.</text:p>
            <text:p>2. Cross compilation for ARM.</text:p>
            <text:p>3. QEMU Emulator Introduction.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mshi Krishna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Activity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 calcext:value-type="string">
            <text:p>27/07/2018</text:p>
          </table:table-cell>
          <table:table-cell table:style-name="ce4" office:value-type="string" calcext:value-type="string">
            <text:p>1. RISC Design philosophy.</text:p>
            <text:p>2. ARM Design philosophy.</text:p>
            <text:p>3. Differences between RISC and CISC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30/07/2018</text:p>
          </table:table-cell>
          <table:table-cell table:style-name="ce4" office:value-type="string" calcext:value-type="string">
            <text:p>1. Embedded system hardware.</text:p>
            <text:p>2. ARM propcessor fundamentals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31/07/2018</text:p>
          </table:table-cell>
          <table:table-cell table:style-name="ce4" office:value-type="string" calcext:value-type="string">
            <text:p>1. ARM Registers.</text:p>
            <text:p>2. ARM Instruction set.</text:p>
            <text:p>3. Thumb Instruction set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01/08/2018</text:p>
          </table:table-cell>
          <table:table-cell table:style-name="ce4" office:value-type="string" calcext:value-type="string">
            <text:p>1. Cross compilation for ARM.</text:p>
            <text:p>2. GNU ARM tool chain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2/07/2018</text:p>
          </table:table-cell>
          <table:table-cell table:style-name="ce4" office:value-type="string" calcext:value-type="string">
            <text:p>1. Disk activity led is set to the scroll lock led.</text:p>
            <text:p>2. Cross compilation for ARM.</text:p>
            <text:p>3. QEMU Emulator Introduction.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oja " table:style-name="ta1">
        <table:table-column table:style-name="co1" table:default-cell-style-name="ce8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6" office:value-type="string" calcext:value-type="string">
            <text:p>Date </text:p>
          </table:table-cell>
          <table:table-cell table:style-name="ce6" office:value-type="string" calcext:value-type="string">
            <text:p>Activity</text:p>
          </table:table-cell>
          <table:table-cell table:style-name="ce10" table:number-columns-repeated="1022"/>
        </table:table-row>
        <table:table-row table:style-name="ro6">
          <table:table-cell table:style-name="ce7" office:value-type="string" calcext:value-type="string">
            <text:p>27/07/2018</text:p>
          </table:table-cell>
          <table:table-cell table:style-name="ce9" office:value-type="string" calcext:value-type="string">
            <text:p>On leave</text:p>
          </table:table-cell>
          <table:table-cell table:number-columns-repeated="1022"/>
        </table:table-row>
        <table:table-row table:style-name="ro7">
          <table:table-cell table:style-name="ce7" office:value-type="string" calcext:value-type="string">
            <text:p>30/07/2018</text:p>
          </table:table-cell>
          <table:table-cell table:style-name="ce11" office:value-type="string" calcext:value-type="string">
            <text:p>Read about </text:p>
            <text:p>1. <text:span text:style-name="T1">RISC and CISC difference</text:span></text:p>
            <text:p><text:span text:style-name="T1">2. </text:span>ARM Basics</text:p>
            <text:p>3. Registers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31/07/2018</text:p>
          </table:table-cell>
          <table:table-cell table:style-name="ce9" office:value-type="string" calcext:value-type="string">
            <text:p>1. Processor modes</text:p>
            <text:p>2. Exceptions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01/08/2018</text:p>
          </table:table-cell>
          <table:table-cell table:style-name="ce9" office:value-type="string" calcext:value-type="string">
            <text:p>1. Cross compilation for ARM</text:p>
            <text:p>2. ARM  thumb instructions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02/07/2018</text:p>
          </table:table-cell>
          <table:table-cell table:style-name="ce9" office:value-type="string" calcext:value-type="string">
            <text:p>1. Cross compilation for ARM </text:p>
            <text:p>2. QEMU introduction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sava prasad" table:style-name="ta1">
        <table:table-column table:style-name="co1" table:default-cell-style-name="ce8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6" office:value-type="string" calcext:value-type="string">
            <text:p>Date </text:p>
          </table:table-cell>
          <table:table-cell table:style-name="ce12" office:value-type="string" calcext:value-type="string">
            <text:p>Activity</text:p>
          </table:table-cell>
          <table:table-cell table:style-name="ce10" table:number-columns-repeated="1022"/>
        </table:table-row>
        <table:table-row table:style-name="ro2">
          <table:table-cell table:style-name="ce7" office:value-type="string" calcext:value-type="string">
            <text:p>27/07/2018</text:p>
          </table:table-cell>
          <table:table-cell table:style-name="ce13" office:value-type="string" calcext:value-type="string">
            <text:p>Read about Introduction to ARM architecture</text:p>
            <text:p/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30/07/2018</text:p>
          </table:table-cell>
          <table:table-cell table:style-name="ce13" office:value-type="string" calcext:value-type="string">
            <text:p>Registers, modes and exceptions in ARM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31/07/2018</text:p>
          </table:table-cell>
          <table:table-cell table:style-name="ce13" office:value-type="string" calcext:value-type="string">
            <text:p>1. Worked on cross-compiiler</text:p>
            <text:p>2. Tool-chains available for ARM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01/08/2018</text:p>
          </table:table-cell>
          <table:table-cell table:style-name="ce13" office:value-type="string" calcext:value-type="string">
            <text:p>1. Experimentation on procfs</text:p>
            <text:p>2. Kernel configuration for Raspberry pi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02/07/2018</text:p>
          </table:table-cell>
          <table:table-cell table:style-name="ce13" office:value-type="string" calcext:value-type="string">
            <text:p>1. Kernel configuration</text:p>
            <text:p>2. <text:span text:style-name="T2">Introduction about boot-loaders</text:span>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rishail S" table:style-name="ta1">
        <table:table-column table:style-name="co1" table:default-cell-style-name="ce2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Date </text:p>
          </table:table-cell>
          <table:table-cell table:style-name="ce21" office:value-type="string" calcext:value-type="string">
            <text:p>Activity</text:p>
          </table:table-cell>
          <table:table-cell table:style-name="ce25" table:number-columns-repeated="1022"/>
        </table:table-row>
        <table:table-row table:style-name="ro2">
          <table:table-cell table:style-name="ce22" office:value-type="string" calcext:value-type="string">
            <text:p>27/07/2018</text:p>
          </table:table-cell>
          <table:table-cell table:style-name="ce24" office:value-type="string" calcext:value-type="string">
            <text:p>1.Risc Design Philosophy.</text:p>
            <text:p>2.Reading about Data flow model.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30/07/2018</text:p>
          </table:table-cell>
          <table:table-cell table:style-name="ce24" office:value-type="string" calcext:value-type="string">
            <text:p>1.Reading about ARM processor modes.</text:p>
            <text:p>2.ARM processor states.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31/07/2018</text:p>
          </table:table-cell>
          <table:table-cell table:style-name="ce24" office:value-type="string" calcext:value-type="string">
            <text:p>1.Reading about Register sets in different modes</text:p>
            <text:p>2.Pipelining and Barrel shifter.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01/08/2018</text:p>
          </table:table-cell>
          <table:table-cell table:style-name="ce24" office:value-type="string" calcext:value-type="string">
            <text:p>1.Reading about ARM instruction set</text:p>
            <text:p>2.Cross compilation.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02/07/2018</text:p>
          </table:table-cell>
          <table:table-cell table:style-name="ce24" office:value-type="string" calcext:value-type="string">
            <text:p>1.Tools used for cross compilation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chu George" table:style-name="ta1">
        <table:table-column table:style-name="co1" table:default-cell-style-name="ce18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6" office:value-type="string" calcext:value-type="string">
            <text:p>Date </text:p>
          </table:table-cell>
          <table:table-cell table:style-name="ce16" office:value-type="string" calcext:value-type="string">
            <text:p>Activity</text:p>
          </table:table-cell>
          <table:table-cell table:style-name="ce20" table:number-columns-repeated="1022"/>
        </table:table-row>
        <table:table-row table:style-name="ro8">
          <table:table-cell table:style-name="ce17" office:value-type="string" calcext:value-type="string">
            <text:p>27/07/2018</text:p>
          </table:table-cell>
          <table:table-cell table:style-name="ce19" office:value-type="string" calcext:value-type="string">
            <text:p>1. Red Black Tree presentation preparation.</text:p>
            <text:p>2. RISC Design.</text:p>
          </table:table-cell>
          <table:table-cell table:number-columns-repeated="1022"/>
        </table:table-row>
        <table:table-row table:style-name="ro9">
          <table:table-cell table:style-name="ce17" office:value-type="string" calcext:value-type="string">
            <text:p>30/07/2018</text:p>
          </table:table-cell>
          <table:table-cell table:style-name="ce19" office:value-type="string" calcext:value-type="string">
            <text:p>1. Red Black Tree presentation preparation.</text:p>
            <text:p>2. ARM architecture and design.</text:p>
            <text:p>3. Embedded system hardware design.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31/07/2018</text:p>
          </table:table-cell>
          <table:table-cell table:style-name="ce19" office:value-type="string" calcext:value-type="string">
            <text:p>1.ARM instruction set features.</text:p>
            <text:p>2.ARM processor modes.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01/08/2018</text:p>
          </table:table-cell>
          <table:table-cell table:style-name="ce19" office:value-type="string" calcext:value-type="string">
            <text:p>1. ARM data flow model.</text:p>
            <text:p>2. Modes and registers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02/07/2018</text:p>
          </table:table-cell>
          <table:table-cell table:style-name="ce19" office:value-type="string" calcext:value-type="string">
            <text:p>1. Cross compilation for ARM.</text:p>
            <text:p>2. ARM tool chain.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khil" table:style-name="ta1">
        <table:table-column table:style-name="co1" table:default-cell-style-name="ce3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1" office:value-type="string" calcext:value-type="string">
            <text:p>Date </text:p>
          </table:table-cell>
          <table:table-cell table:style-name="ce31" office:value-type="string" calcext:value-type="string">
            <text:p>Activity</text:p>
          </table:table-cell>
          <table:table-cell table:style-name="ce35" table:number-columns-repeated="1022"/>
        </table:table-row>
        <table:table-row table:style-name="ro2">
          <table:table-cell table:style-name="ce32" office:value-type="string" calcext:value-type="string">
            <text:p>27/07/2018</text:p>
          </table:table-cell>
          <table:table-cell table:style-name="ce36" office:value-type="string" calcext:value-type="string">
            <text:p>Read about </text:p>
            <text:p>1. <text:span text:style-name="T3">RISC and CISC difference</text:span></text:p>
            <text:p><text:span text:style-name="T3">2. </text:span>ARM Basics</text:p>
          </table:table-cell>
          <table:table-cell table:number-columns-repeated="1022"/>
        </table:table-row>
        <table:table-row table:style-name="ro10">
          <table:table-cell table:style-name="ce32" office:value-type="string" calcext:value-type="string">
            <text:p>30/07/2018</text:p>
          </table:table-cell>
          <table:table-cell table:style-name="ce34" office:value-type="string" calcext:value-type="string">
            <text:p>1.ARM instruction set features.</text:p>
            <text:p>2.ARM processor modes.</text:p>
            <text:p><text:span text:style-name="T4">3. Pipelining.</text:span></text:p>
          </table:table-cell>
          <table:table-cell table:number-columns-repeated="1022"/>
        </table:table-row>
        <table:table-row table:style-name="ro11">
          <table:table-cell table:style-name="ce32" office:value-type="string" calcext:value-type="string">
            <text:p>31/07/2018</text:p>
          </table:table-cell>
          <table:table-cell table:style-name="ce34" office:value-type="string" calcext:value-type="string">
            <text:p>1. ARM Registers.</text:p>
            <text:p>3. Thumb Instruction set.</text:p>
          </table:table-cell>
          <table:table-cell table:number-columns-repeated="1022"/>
        </table:table-row>
        <table:table-row table:style-name="ro12">
          <table:table-cell table:style-name="ce32" office:value-type="string" calcext:value-type="string">
            <text:p>01/08/2018</text:p>
          </table:table-cell>
          <table:table-cell table:style-name="ce38" office:value-type="string" calcext:value-type="string">
            <text:p>1. Worked on cross-compiiler</text:p>
            <text:p>2. Tool-chains available for ARM</text:p>
            <text:p><text:span text:style-name="T4">3. Experimentation on procfs</text:span></text:p>
            <text:p><text:span text:style-name="T4">4. Kernel configuration for Raspberry pi</text:span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2/07/2018</text:p>
          </table:table-cell>
          <table:table-cell table:style-name="ce34" office:value-type="string" calcext:value-type="string">
            <text:p>1. Disk activity led is set to the scroll lock led.</text:p>
            <text:p>2. Cross compilation for ARM.</text:p>
            <text:p>3. QEMU Emulator Introduction.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11:51:27.780011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1:55:35.853752080</dc:date>
    <meta:generator>LibreOffice/4.2.8.2$Linux_X86_64 LibreOffice_project/420m0$Build-2</meta:generator>
    <meta:editing-duration>PT37M3S</meta:editing-duration>
    <meta:editing-cycles>26</meta:editing-cycles>
    <meta:document-statistic meta:table-count="7" meta:cell-count="84" meta:object-count="0"/>
  </office:meta>
</office:document-meta>
</file>